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1ad" officeooo:paragraph-rsid="001c61ad"/>
    </style:style>
    <style:style style:name="P2" style:family="paragraph" style:parent-style-name="Standard">
      <style:text-properties fo:font-style="italic" officeooo:rsid="001c61ad" officeooo:paragraph-rsid="001c61ad" style:font-style-asian="italic" style:font-style-complex="italic"/>
    </style:style>
    <style:style style:name="P3" style:family="paragraph" style:parent-style-name="Standard">
      <style:text-properties fo:font-style="italic" officeooo:rsid="001c61ad" officeooo:paragraph-rsid="001ddc91" style:font-style-asian="italic" style:font-style-complex="italic"/>
    </style:style>
    <style:style style:name="P4" style:family="paragraph" style:parent-style-name="Standard">
      <style:text-properties fo:font-style="italic" officeooo:rsid="001ddc91" officeooo:paragraph-rsid="001ddc91" style:font-style-asian="italic" style:font-style-complex="italic"/>
    </style:style>
    <style:style style:name="P5" style:family="paragraph" style:parent-style-name="Standard">
      <style:text-properties fo:font-style="italic" fo:font-weight="normal" officeooo:rsid="001c61ad" officeooo:paragraph-rsid="001ddc91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dc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epeticiones</text:p>
      <text:p text:style-name="P1"/>
      <text:p text:style-name="P3">// <text:span text:style-name="T2">bucle general : “primera y restantes”</text:span></text:p>
      <text:p text:style-name="P1"/>
      <text:p text:style-name="P1"/>
      <text:p text:style-name="P2">…</text:p>
      <text:p text:style-name="P2">…</text:p>
      <text:p text:style-name="P2">accion-una-sola-vez;</text:p>
      <text:p text:style-name="P2">mientras( predicado-permanencia-en-bucle )</text:p>
      <text:p text:style-name="P2"><text:tab/><text:span text:style-name="T1">cuerpo de bucle</text:span>:</text:p>
      <text:p text:style-name="P2"><text:tab/>avance-control-bucle;</text:p>
      <text:p text:style-name="P2">…</text:p>
      <text:p text:style-name="P2">…</text:p>
      <text:p text:style-name="P2"/>
      <text:p text:style-name="P3"/>
      <text:p text:style-name="P3"><text:span text:style-name="T2">for</text:span>( <text:span text:style-name="T2">[</text:span>accion-una-sola-vez<text:span text:style-name="T2">]</text:span>;<text:span text:style-name="T2">[</text:span> predicado-permanencia-en-bucle<text:span text:style-name="T2">]</text:span>; avance-control-bucle; )</text:p>
      <text:p text:style-name="P3"><text:tab/><text:span text:style-name="T1">cuerpo de bucle</text:span>:</text:p>
      <text:p text:style-name="P3"/>
      <text:p text:style-name="P3"/>
      <text:p text:style-name="P3">// <text:span text:style-name="T2">bucle do-while para problemas “una vez seguro, quizá mas”</text:span></text:p>
      <text:p text:style-name="P4">hacer</text:p>
      <text:p text:style-name="P3"><text:tab/><text:span text:style-name="T1">cuerpo de bucle</text:span></text:p>
      <text:p text:style-name="P5">mientras( predicado-permanencia-en-bucle )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1:44:04.628972972</meta:creation-date>
    <dc:date>2023-10-18T12:27:53.288878539</dc:date>
    <meta:editing-duration>PT14M4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5" meta:character-count="382" meta:non-whitespace-character-count="349"/>
  </office:meta>
</office:document-meta>
</file>